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EF0000018AFFFB3083E90B4DD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Verdana" fo:font-size="24pt" officeooo:rsid="0015b6d6" officeooo:paragraph-rsid="0015b6d6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style:font-name="Verdana" fo:font-size="14pt" officeooo:rsid="0016faf1" officeooo:paragraph-rsid="0016faf1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14pt" officeooo:rsid="0015b6d6" officeooo:paragraph-rsid="0016faf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Verdana" fo:font-size="14pt" officeooo:rsid="0015b6d6" officeooo:paragraph-rsid="0018a793" style:font-size-asian="14pt" style:font-size-complex="14pt"/>
    </style:style>
    <style:style style:name="P5" style:family="paragraph" style:parent-style-name="Text_20_body">
      <style:text-properties officeooo:paragraph-rsid="0018a793"/>
    </style:style>
    <style:style style:name="P6" style:family="paragraph" style:parent-style-name="Title">
      <style:text-properties fo:font-size="40pt" officeooo:rsid="0015b6d6" officeooo:paragraph-rsid="0015b6d6" style:font-size-asian="28pt" style:font-size-complex="28pt"/>
    </style:style>
    <style:style style:name="P7" style:family="paragraph" style:parent-style-name="Title">
      <style:text-properties style:font-name="Verdana"/>
    </style:style>
    <style:style style:name="P8" style:family="paragraph" style:parent-style-name="Heading_20_1">
      <style:paragraph-properties fo:break-before="page"/>
      <style:text-properties officeooo:rsid="0018a793" officeooo:paragraph-rsid="0018a793"/>
    </style:style>
    <style:style style:name="P9" style:family="paragraph" style:parent-style-name="Subtitle">
      <style:text-properties style:font-name="Verdana"/>
    </style:style>
    <style:style style:name="T1" style:family="text">
      <style:text-properties officeooo:rsid="0016faf1"/>
    </style:style>
    <style:style style:name="T2" style:family="text">
      <style:text-properties fo:font-size="14pt" officeooo:rsid="0015b6d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>RailControl</text:p>
      <text:p text:style-name="P9">Modellbahnsteuerung mit Automatikbetrieb</text:p>
      <text:p text:style-name="P1"/>
      <text:p text:style-name="P9">Masterthesis</text:p>
      <text:p text:style-name="P2"/>
      <text:p text:style-name="P2">Studiengang:</text:p>
      <text:p text:style-name="Subtitle">MAS Mikroelektronik</text:p>
      <text:p text:style-name="P3"/>
      <text:p text:style-name="P3"><text:span text:style-name="T1">Eingereicht von:</text:span></text:p>
      <text:p text:style-name="Subtitle">Dominik Mahrer</text:p>
      <text:p text:style-name="P4"/>
      <text:p text:style-name="P4"><text:span text:style-name="T1">Betreuender Dozent:</text:span></text:p>
      <text:p text:style-name="Subtitle">Michael Pichler, Studiengangleiter</text:p>
      <text:h text:style-name="P8" text:outline-level="1">Zusammenfassung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1" fo:font-family="Verdana" style:font-style-name="Standard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40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0pt" style:font-size-asian="18pt" style:font-size-complex="18pt"/>
    </style:style>
    <style:style style:name="TextkörperUntertitel" style:family="paragraph" style:parent-style-name="Text_20_body">
      <style:paragraph-properties fo:text-align="center" style:justify-single-word="false"/>
      <style:text-properties style:font-name="Verdana" fo:font-family="Verdana" style:font-family-generic="swiss" style:font-pitch="variable" fo:font-size="24pt" officeooo:rsid="0015b6d6" style:font-size-asian="28pt" style:font-size-complex="2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392cm" svg:y="-0.499cm" svg:width="6.459cm" svg:height="1cm" draw:z-index="0"><draw:image xlink:href="Pictures/10000000000009EF0000018AFFFB3083E90B4DD4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dy </meta:initial-creator>
    <meta:creation-date>2019-04-26T11:09:50.049057085</meta:creation-date>
    <dc:date>2019-04-26T12:02:10.670523569</dc:date>
    <dc:creator>Teddy </dc:creator>
    <meta:editing-duration>PT20M1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10" meta:word-count="18" meta:character-count="192" meta:non-whitespace-character-count="184"/>
  </office:meta>
</office:document-meta>
</file>